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luster 0 </text:p>
          </table:table-cell>
          <table:table-cell table:number-columns-repeated="7"/>
        </table:table-row>
        <table:table-row table:style-name="ro1">
          <table:table-cell table:style-name="ce1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>
          <table:table-cell office:value-type="float" office:value="20170203302151" calcext:value-type="float">
            <text:p>20170203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203302151" calcext:value-type="float">
            <text:p>20170203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04302151" calcext:value-type="float">
            <text:p>20170204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204302151" calcext:value-type="float">
            <text:p>20170204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05302151" calcext:value-type="float">
            <text:p>20170205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205302151" calcext:value-type="float">
            <text:p>20170205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06302151" calcext:value-type="float">
            <text:p>20170206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206302151" calcext:value-type="float">
            <text:p>20170206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12302151" calcext:value-type="float">
            <text:p>20170212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212302151" calcext:value-type="float">
            <text:p>20170212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13302151" calcext:value-type="float">
            <text:p>20170213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213302151" calcext:value-type="float">
            <text:p>20170213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303302151" calcext:value-type="float">
            <text:p>20170303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303302151" calcext:value-type="float">
            <text:p>20170303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306302151" calcext:value-type="float">
            <text:p>20170306302151</text:p>
          </table:table-cell>
          <table:table-cell/>
          <table:table-cell office:value-type="float" office:value="302151" calcext:value-type="float">
            <text:p>302151</text:p>
          </table:table-cell>
          <table:table-cell office:value-type="string" calcext:value-type="string">
            <text:p>Bolívar</text:p>
          </table:table-cell>
          <table:table-cell office:value-type="float" office:value="20170306302151" calcext:value-type="float">
            <text:p>2017030630215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12302298" calcext:value-type="float">
            <text:p>20170212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12302298" calcext:value-type="float">
            <text:p>20170212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13302298" calcext:value-type="float">
            <text:p>20170213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13302298" calcext:value-type="float">
            <text:p>20170213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14302298" calcext:value-type="float">
            <text:p>20170214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14302298" calcext:value-type="float">
            <text:p>20170214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15302298" calcext:value-type="float">
            <text:p>20170215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15302298" calcext:value-type="float">
            <text:p>20170215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16302298" calcext:value-type="float">
            <text:p>20170216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16302298" calcext:value-type="float">
            <text:p>20170216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22302298" calcext:value-type="float">
            <text:p>20170222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22302298" calcext:value-type="float">
            <text:p>20170222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23302298" calcext:value-type="float">
            <text:p>20170223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23302298" calcext:value-type="float">
            <text:p>20170223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24302298" calcext:value-type="float">
            <text:p>20170224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24302298" calcext:value-type="float">
            <text:p>20170224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226302298" calcext:value-type="float">
            <text:p>20170226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26302298" calcext:value-type="float">
            <text:p>20170226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office:value-type="float" office:value="20170303302298" calcext:value-type="float">
            <text:p>20170303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303302298" calcext:value-type="float">
            <text:p>20170303302298</text:p>
          </table:table-cell>
          <table:table-cell table:number-columns-repeated="2" office:value-type="string" calcext:value-type="string">
            <text:p>Baj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uster 1 </text:p>
          </table:table-cell>
          <table:table-cell table:number-columns-repeated="7"/>
        </table:table-row>
        <table:table-row table:style-name="ro1">
          <table:table-cell table:style-name="ce1" office:value-type="time" office:time-value="PT01H00M00S" calcext:value-type="time">
            <text:p>01:00:00</text:p>
          </table:table-cell>
          <table:table-cell table:number-columns-repeated="7"/>
        </table:table-row>
        <table:table-row table:style-name="ro1">
          <table:table-cell office:value-type="float" office:value="20170212302143" calcext:value-type="float">
            <text:p>20170212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12302143" calcext:value-type="float">
            <text:p>20170212302143</text:p>
          </table:table-cell>
          <table:table-cell table:number-columns-repeated="2"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15302143" calcext:value-type="float">
            <text:p>20170215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15302143" calcext:value-type="float">
            <text:p>20170215302143</text:p>
          </table:table-cell>
          <table:table-cell table:number-columns-repeated="2"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16302143" calcext:value-type="float">
            <text:p>20170216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16302143" calcext:value-type="float">
            <text:p>20170216302143</text:p>
          </table:table-cell>
          <table:table-cell table:number-columns-repeated="2"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22302143" calcext:value-type="float">
            <text:p>20170222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22302143" calcext:value-type="float">
            <text:p>20170222302143</text:p>
          </table:table-cell>
          <table:table-cell table:number-columns-repeated="2" office:value-type="string" calcext:value-type="string">
            <text:p>Alta</text:p>
          </table:table-cell>
          <table:table-cell/>
        </table:table-row>
        <table:table-row table:style-name="ro1">
          <table:table-cell office:value-type="float" office:value="20170223302143" calcext:value-type="float">
            <text:p>20170223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23302143" calcext:value-type="float">
            <text:p>20170223302143</text:p>
          </table:table-cell>
          <table:table-cell table:number-columns-repeated="2" office:value-type="string" calcext:value-type="string">
            <text:p>Alta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3155071" calcext:value-type="float">
            <text:p>201603155071</text:p>
          </table:table-cell>
          <table:table-cell table:number-columns-repeated="2" office:value-type="string" calcext:value-type="string">
            <text:p>Alta</text:p>
          </table:table-cell>
          <table:table-cell/>
        </table:table-row>
        <table:table-row table:style-name="ro1">
          <table:table-cell table:style-name="ce1" office:value-type="time" office:time-value="PT02H00M00S" calcext:value-type="time">
            <text:p>02:00:00</text:p>
          </table:table-cell>
          <table:table-cell table:number-columns-repeated="7"/>
        </table:table-row>
        <table:table-row table:style-name="ro1">
          <table:table-cell office:value-type="float" office:value="201602265069" calcext:value-type="float">
            <text:p>201602265069</text:p>
          </table:table-cell>
          <table:table-cell/>
          <table:table-cell office:value-type="float" office:value="5069" calcext:value-type="float">
            <text:p>5069</text:p>
          </table:table-cell>
          <table:table-cell office:value-type="string" calcext:value-type="string">
            <text:p>Bolívar</text:p>
          </table:table-cell>
          <table:table-cell office:value-type="float" office:value="201602265069" calcext:value-type="float">
            <text:p>2016022650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08'22.3"W</text:p>
          </table:table-cell>
        </table:table-row>
        <table:table-row table:style-name="ro1">
          <table:table-cell office:value-type="float" office:value="201602145071" calcext:value-type="float">
            <text:p>20160214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145071" calcext:value-type="float">
            <text:p>20160214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"W</text:p>
          </table:table-cell>
        </table:table-row>
        <table:table-row table:style-name="ro1">
          <table:table-cell office:value-type="float" office:value="201602155071" calcext:value-type="float">
            <text:p>20160215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155071" calcext:value-type="float">
            <text:p>20160215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"W</text:p>
          </table:table-cell>
        </table:table-row>
        <table:table-row table:style-name="ro1">
          <table:table-cell office:value-type="float" office:value="201602165071" calcext:value-type="float">
            <text:p>20160216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165071" calcext:value-type="float">
            <text:p>20160216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"W</text:p>
          </table:table-cell>
        </table:table-row>
        <table:table-row table:style-name="ro1">
          <table:table-cell office:value-type="float" office:value="201602175071" calcext:value-type="float">
            <text:p>20160217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175071" calcext:value-type="float">
            <text:p>20160217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"W</text:p>
          </table:table-cell>
        </table:table-row>
        <table:table-row table:style-name="ro1">
          <table:table-cell office:value-type="float" office:value="201602245071" calcext:value-type="float">
            <text:p>20160224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245071" calcext:value-type="float">
            <text:p>20160224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11'14.7"W</text:p>
          </table:table-cell>
        </table:table-row>
        <table:table-row table:style-name="ro1">
          <table:table-cell office:value-type="float" office:value="201602255071" calcext:value-type="float">
            <text:p>20160225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255071" calcext:value-type="float">
            <text:p>20160225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11'14.7"W</text:p>
          </table:table-cell>
        </table:table-row>
        <table:table-row table:style-name="ro1">
          <table:table-cell office:value-type="float" office:value="201602265071" calcext:value-type="float">
            <text:p>20160226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265071" calcext:value-type="float">
            <text:p>20160226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11'14.7"W</text:p>
          </table:table-cell>
        </table:table-row>
        <table:table-row table:style-name="ro1">
          <table:table-cell office:value-type="float" office:value="201602275071" calcext:value-type="float">
            <text:p>20160227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2275071" calcext:value-type="float">
            <text:p>201602275071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11'14.7"W</text:p>
          </table:table-cell>
        </table:table-row>
        <table:table-row table:style-name="ro1">
          <table:table-cell office:value-type="float" office:value="201603055071" calcext:value-type="float">
            <text:p>20160305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3055071" calcext:value-type="float">
            <text:p>201603055071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09'42.7"W</text:p>
          </table:table-cell>
        </table:table-row>
        <table:table-row table:style-name="ro1">
          <table:table-cell office:value-type="float" office:value="201603075071" calcext:value-type="float">
            <text:p>20160307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3075071" calcext:value-type="float">
            <text:p>201603075071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09'42.7"W</text:p>
          </table:table-cell>
        </table:table-row>
        <table:table-row table:style-name="ro1">
          <table:table-cell office:value-type="float" office:value="201603085071" calcext:value-type="float">
            <text:p>201603085071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603085071" calcext:value-type="float">
            <text:p>201603085071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09'42.7"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time" office:time-value="PT03H00M00S" calcext:value-type="time">
            <text:p>03:00:00</text:p>
          </table:table-cell>
          <table:table-cell table:number-columns-repeated="7"/>
        </table:table-row>
        <table:table-row table:style-name="ro1">
          <table:table-cell office:value-type="float" office:value="201603155067" calcext:value-type="float">
            <text:p>20160315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155067" calcext:value-type="float">
            <text:p>20160315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165067" calcext:value-type="float">
            <text:p>20160316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165067" calcext:value-type="float">
            <text:p>20160316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175067" calcext:value-type="float">
            <text:p>20160317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175067" calcext:value-type="float">
            <text:p>20160317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185067" calcext:value-type="float">
            <text:p>20160318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185067" calcext:value-type="float">
            <text:p>20160318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145070" calcext:value-type="float">
            <text:p>20160214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145070" calcext:value-type="float">
            <text:p>20160214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155070" calcext:value-type="float">
            <text:p>20160215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155070" calcext:value-type="float">
            <text:p>20160215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165070" calcext:value-type="float">
            <text:p>20160216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165070" calcext:value-type="float">
            <text:p>20160216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175070" calcext:value-type="float">
            <text:p>20160217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175070" calcext:value-type="float">
            <text:p>20160217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245070" calcext:value-type="float">
            <text:p>20160224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245070" calcext:value-type="float">
            <text:p>20160224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255070" calcext:value-type="float">
            <text:p>20160225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255070" calcext:value-type="float">
            <text:p>20160225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265070" calcext:value-type="float">
            <text:p>20160226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265070" calcext:value-type="float">
            <text:p>20160226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2275070" calcext:value-type="float">
            <text:p>20160227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2275070" calcext:value-type="float">
            <text:p>20160227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3055070" calcext:value-type="float">
            <text:p>20160305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3055070" calcext:value-type="float">
            <text:p>20160305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3065070" calcext:value-type="float">
            <text:p>20160306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3065070" calcext:value-type="float">
            <text:p>20160306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office:value-type="float" office:value="201603075070" calcext:value-type="float">
            <text:p>201603075070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string" calcext:value-type="string">
            <text:p>Bolívar</text:p>
          </table:table-cell>
          <table:table-cell office:value-type="float" office:value="201603075070" calcext:value-type="float">
            <text:p>2016030750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10'11.5"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time" office:time-value="PT04H00M00S" calcext:value-type="time">
            <text:p>04:00: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1602145067" calcext:value-type="float">
            <text:p>20160214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145067" calcext:value-type="float">
            <text:p>20160214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155067" calcext:value-type="float">
            <text:p>20160215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155067" calcext:value-type="float">
            <text:p>20160215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165067" calcext:value-type="float">
            <text:p>20160216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165067" calcext:value-type="float">
            <text:p>20160216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175067" calcext:value-type="float">
            <text:p>20160217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175067" calcext:value-type="float">
            <text:p>20160217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245067" calcext:value-type="float">
            <text:p>20160224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245067" calcext:value-type="float">
            <text:p>20160224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255067" calcext:value-type="float">
            <text:p>20160225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255067" calcext:value-type="float">
            <text:p>20160225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265067" calcext:value-type="float">
            <text:p>20160226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265067" calcext:value-type="float">
            <text:p>20160226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275067" calcext:value-type="float">
            <text:p>20160227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2275067" calcext:value-type="float">
            <text:p>20160227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055067" calcext:value-type="float">
            <text:p>20160305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055067" calcext:value-type="float">
            <text:p>20160305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065067" calcext:value-type="float">
            <text:p>20160306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065067" calcext:value-type="float">
            <text:p>20160306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075067" calcext:value-type="float">
            <text:p>20160307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075067" calcext:value-type="float">
            <text:p>20160307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3085067" calcext:value-type="float">
            <text:p>201603085067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string" calcext:value-type="string">
            <text:p>Bolívar</text:p>
          </table:table-cell>
          <table:table-cell office:value-type="float" office:value="201603085067" calcext:value-type="float">
            <text:p>20160308506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75º09'33.7"W</text:p>
          </table:table-cell>
        </table:table-row>
        <table:table-row table:style-name="ro1">
          <table:table-cell office:value-type="float" office:value="201602255069" calcext:value-type="float">
            <text:p>201602255069</text:p>
          </table:table-cell>
          <table:table-cell/>
          <table:table-cell office:value-type="float" office:value="5069" calcext:value-type="float">
            <text:p>5069</text:p>
          </table:table-cell>
          <table:table-cell office:value-type="string" calcext:value-type="string">
            <text:p>Bolívar</text:p>
          </table:table-cell>
          <table:table-cell office:value-type="float" office:value="201602255069" calcext:value-type="float">
            <text:p>2016022550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08'22.3"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time" office:time-value="PT05H00M00S" calcext:value-type="time">
            <text:p>05:00:00</text:p>
          </table:table-cell>
          <table:table-cell table:number-columns-repeated="7"/>
        </table:table-row>
        <table:table-row table:style-name="ro1">
          <table:table-cell office:value-type="float" office:value="20170202302298" calcext:value-type="float">
            <text:p>20170202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02302298" calcext:value-type="float">
            <text:p>20170202302298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''W</text:p>
          </table:table-cell>
        </table:table-row>
        <table:table-row table:style-name="ro1">
          <table:table-cell office:value-type="float" office:value="20170203302298" calcext:value-type="float">
            <text:p>20170203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03302298" calcext:value-type="float">
            <text:p>20170203302298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''W</text:p>
          </table:table-cell>
        </table:table-row>
        <table:table-row table:style-name="ro1">
          <table:table-cell office:value-type="float" office:value="20170204302298" calcext:value-type="float">
            <text:p>20170204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04302298" calcext:value-type="float">
            <text:p>20170204302298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''W</text:p>
          </table:table-cell>
        </table:table-row>
        <table:table-row table:style-name="ro1">
          <table:table-cell office:value-type="float" office:value="20170205302298" calcext:value-type="float">
            <text:p>20170205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05302298" calcext:value-type="float">
            <text:p>20170205302298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''W</text:p>
          </table:table-cell>
        </table:table-row>
        <table:table-row table:style-name="ro1">
          <table:table-cell office:value-type="float" office:value="20170206302298" calcext:value-type="float">
            <text:p>20170206302298</text:p>
          </table:table-cell>
          <table:table-cell/>
          <table:table-cell office:value-type="float" office:value="302298" calcext:value-type="float">
            <text:p>302298</text:p>
          </table:table-cell>
          <table:table-cell office:value-type="string" calcext:value-type="string">
            <text:p>Bolívar</text:p>
          </table:table-cell>
          <table:table-cell office:value-type="float" office:value="20170206302298" calcext:value-type="float">
            <text:p>20170206302298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º11'30.4''W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time" office:time-value="PT06H00M00S" calcext:value-type="time">
            <text:p>06:00:00</text:p>
          </table:table-cell>
          <table:table-cell table:number-columns-repeated="7"/>
        </table:table-row>
        <table:table-row table:style-name="ro1">
          <table:table-cell office:value-type="float" office:value="20170123302143" calcext:value-type="float">
            <text:p>20170123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123302143" calcext:value-type="float">
            <text:p>20170123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124302143" calcext:value-type="float">
            <text:p>20170124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124302143" calcext:value-type="float">
            <text:p>20170124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125302143" calcext:value-type="float">
            <text:p>20170125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125302143" calcext:value-type="float">
            <text:p>20170125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126302143" calcext:value-type="float">
            <text:p>20170126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126302143" calcext:value-type="float">
            <text:p>20170126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127302143" calcext:value-type="float">
            <text:p>20170127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127302143" calcext:value-type="float">
            <text:p>20170127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202302143" calcext:value-type="float">
            <text:p>20170202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02302143" calcext:value-type="float">
            <text:p>20170202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203302143" calcext:value-type="float">
            <text:p>20170203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03302143" calcext:value-type="float">
            <text:p>20170203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204302143" calcext:value-type="float">
            <text:p>20170204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04302143" calcext:value-type="float">
            <text:p>20170204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205302143" calcext:value-type="float">
            <text:p>20170205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05302143" calcext:value-type="float">
            <text:p>20170205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>
          <table:table-cell office:value-type="float" office:value="20170206302143" calcext:value-type="float">
            <text:p>20170206302143</text:p>
          </table:table-cell>
          <table:table-cell/>
          <table:table-cell office:value-type="float" office:value="302143" calcext:value-type="float">
            <text:p>302143</text:p>
          </table:table-cell>
          <table:table-cell office:value-type="string" calcext:value-type="string">
            <text:p>Bolívar</text:p>
          </table:table-cell>
          <table:table-cell office:value-type="float" office:value="20170206302143" calcext:value-type="float">
            <text:p>20170206302143</text:p>
          </table:table-cell>
          <table:table-cell table:number-columns-repeated="2" office:value-type="string" calcext:value-type="string">
            <text:p>Alta</text:p>
          </table:table-cell>
          <table:table-cell office:value-type="string" calcext:value-type="string">
            <text:p>75º9'42.71'' W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1245071" calcext:value-type="float">
            <text:p>20170124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8'22.3''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1255071" calcext:value-type="float">
            <text:p>20170125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8'22.3''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1265071" calcext:value-type="float">
            <text:p>20170126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8'22.3''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2025071" calcext:value-type="float">
            <text:p>20170202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8'22.3''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2035071" calcext:value-type="float">
            <text:p>20170203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75º8'22.3''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2145071" calcext:value-type="float">
            <text:p>20170214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° 8' 25.9" 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2155071" calcext:value-type="float">
            <text:p>20170215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° 8' 25.9" W</text:p>
          </table:table-cell>
        </table:table-row>
        <table:table-row table:style-name="ro1">
          <table:table-cell table:number-columns-repeated="2"/>
          <table:table-cell office:value-type="float" office:value="5071" calcext:value-type="float">
            <text:p>5071</text:p>
          </table:table-cell>
          <table:table-cell office:value-type="string" calcext:value-type="string">
            <text:p>Bolívar</text:p>
          </table:table-cell>
          <table:table-cell office:value-type="float" office:value="201702165071" calcext:value-type="float">
            <text:p>2017021650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75° 8' 25.9"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2:25:30.115850308</meta:creation-date>
    <dc:date>2019-08-29T12:32:15.355153729</dc:date>
    <meta:editing-duration>PT6M45S</meta:editing-duration>
    <meta:editing-cycles>2</meta:editing-cycles>
    <meta:generator>LibreOffice/6.0.7.3$Linux_X86_64 LibreOffice_project/00m0$Build-3</meta:generator>
    <meta:document-statistic meta:table-count="1" meta:cell-count="585" meta:object-count="0"/>
  </office:meta>
</office:document-meta>
</file>